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2b19" officeooo:paragraph-rsid="000f2b19"/>
    </style:style>
    <style:style style:name="P2" style:family="paragraph" style:parent-style-name="Standard">
      <style:text-properties officeooo:rsid="0010e374" officeooo:paragraph-rsid="0010e374"/>
    </style:style>
    <style:style style:name="P3" style:family="paragraph" style:parent-style-name="Standard">
      <style:text-properties officeooo:rsid="0011355b" officeooo:paragraph-rsid="0011355b"/>
    </style:style>
    <style:style style:name="P4" style:family="paragraph" style:parent-style-name="Standard">
      <style:text-properties officeooo:rsid="00126cbe" officeooo:paragraph-rsid="00126cbe"/>
    </style:style>
    <style:style style:name="P5" style:family="paragraph" style:parent-style-name="Standard">
      <style:text-properties officeooo:rsid="00143c1a" officeooo:paragraph-rsid="00143c1a"/>
    </style:style>
    <style:style style:name="P6" style:family="paragraph" style:parent-style-name="Standard">
      <style:text-properties officeooo:rsid="001531e6" officeooo:paragraph-rsid="001531e6"/>
    </style:style>
    <style:style style:name="P7" style:family="paragraph" style:parent-style-name="Standard">
      <style:text-properties officeooo:rsid="001605a4" officeooo:paragraph-rsid="001605a4"/>
    </style:style>
    <style:style style:name="P8" style:family="paragraph" style:parent-style-name="Standard">
      <style:text-properties officeooo:rsid="0016eb7c" officeooo:paragraph-rsid="0016eb7c"/>
    </style:style>
    <style:style style:name="P9" style:family="paragraph" style:parent-style-name="Standard">
      <style:text-properties officeooo:rsid="00183840" officeooo:paragraph-rsid="00183840"/>
    </style:style>
    <style:style style:name="P10" style:family="paragraph" style:parent-style-name="Standard">
      <style:text-properties officeooo:rsid="0018abde" officeooo:paragraph-rsid="0018abde"/>
    </style:style>
    <style:style style:name="P11" style:family="paragraph" style:parent-style-name="Standard">
      <style:text-properties officeooo:rsid="001a32e0" officeooo:paragraph-rsid="001a32e0"/>
    </style:style>
    <style:style style:name="P12" style:family="paragraph" style:parent-style-name="Standard">
      <style:text-properties officeooo:rsid="001b3555" officeooo:paragraph-rsid="001b3555"/>
    </style:style>
    <style:style style:name="P13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0f2b19" officeooo:paragraph-rsid="000f2b19"/>
    </style:style>
    <style:style style:name="P14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10e374" officeooo:paragraph-rsid="0010e374"/>
    </style:style>
    <style:style style:name="P15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126cbe" officeooo:paragraph-rsid="00126cbe"/>
    </style:style>
    <style:style style:name="P16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11355b" officeooo:paragraph-rsid="0011355b"/>
    </style:style>
    <style:style style:name="P17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1531e6" officeooo:paragraph-rsid="001531e6"/>
    </style:style>
    <style:style style:name="P18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1605a4" officeooo:paragraph-rsid="001605a4"/>
    </style:style>
    <style:style style:name="P19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16eb7c" officeooo:paragraph-rsid="0016eb7c"/>
    </style:style>
    <style:style style:name="P20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183840" officeooo:paragraph-rsid="00183840"/>
    </style:style>
    <style:style style:name="P21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1a32e0" officeooo:paragraph-rsid="001a32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SI Cours 5</text:p>
      <text:p text:style-name="P13"/>
      <text:p text:style-name="P1"/>
      <text:p text:style-name="P1"/>
      <text:p text:style-name="P2">emphase sur les diagramme</text:p>
      <text:p text:style-name="P2"/>
      <text:p text:style-name="P2">examen</text:p>
      <text:p text:style-name="P2"/>
      <text:p text:style-name="P2">définition quest-ce que ceci cela.</text:p>
      <text:p text:style-name="P2">Choix de reponse</text:p>
      <text:p text:style-name="P2">1 diagramme analyse systemique</text:p>
      <text:p text:style-name="P2">1 diagramme ansi</text:p>
      <text:p text:style-name="P2">avec 1 etude de cas</text:p>
      <text:p text:style-name="P14"/>
      <text:p text:style-name="P2"/>
      <text:p text:style-name="P3">Distinction entre depot et documents</text:p>
      <text:p text:style-name="P3"/>
      <text:p text:style-name="P3">Element unique :</text:p>
      <text:p text:style-name="P3"/>
      <text:p text:style-name="P3"/>
      <text:p text:style-name="P3">Erreure frequente :</text:p>
      <text:p text:style-name="P4">acteur externe vont jamais dans un dépôt.</text:p>
      <text:p text:style-name="P4"/>
      <text:p text:style-name="P4">Pacman!</text:p>
      <text:p text:style-name="P4"/>
      <text:p text:style-name="P15">Plusieurs conditions temporelle sur une a ction oui</text:p>
      <text:p text:style-name="P4"/>
      <text:p text:style-name="P4"/>
      <text:p text:style-name="P4">Les diagramme ansi estau niveau du détail.</text:p>
      <text:p text:style-name="P4">Il y <text:s/>complémtenarité avec les digramme AS et ANSI</text:p>
      <text:p text:style-name="P4">pour une application top down.</text:p>
      <text:p text:style-name="P4"/>
      <text:p text:style-name="P5">Au dela de l’acetate a 28 mins c’est compliqué.</text:p>
      <text:p text:style-name="P5"/>
      <text:p text:style-name="P5">Faite attention a la numérotation.</text:p>
      <text:p text:style-name="P5">Veut les retrouver dans le diagramme ANSI</text:p>
      <text:p text:style-name="P5">numeroter tout, autant dans word que sur le diagramme.</text:p>
      <text:p text:style-name="P5"/>
      <text:p text:style-name="P5">Mefier vous de activités parralèle.</text:p>
      <text:p text:style-name="P16"/>
      <text:p text:style-name="P3"/>
      <text:p text:style-name="P6">Permettent de modeliser</text:p>
      <text:p text:style-name="P6"/>
      <text:p text:style-name="P6">des que votre texte deviens compliqué peut-être le scinder (processus)</text:p>
      <text:p text:style-name="P17"/>
      <text:p text:style-name="P6"/>
      <text:p text:style-name="P6">Éviter plusieur débuts.</text:p>
      <text:p text:style-name="P6">Un activité a toujours une fleche qui entre et une fleche qui sort</text:p>
      <text:p text:style-name="P6"/>
      <text:p text:style-name="P7">lactivité avant la condition doit conditionner</text:p>
      <text:p text:style-name="P7">ex evaluer l’inscription.</text:p>
      <text:p text:style-name="P7"/>
      <text:p text:style-name="P7"><text:soft-page-break/>On peut avoir plusieurs flux sur une condition!</text:p>
      <text:p text:style-name="P7">Libellé cest pas juste oui non.</text:p>
      <text:p text:style-name="P7">Verifier une facture : anomalie/correcte</text:p>
      <text:p text:style-name="P18"/>
      <text:p text:style-name="P7"/>
      <text:p text:style-name="P7">30 min + 20min changement : </text:p>
      <text:p text:style-name="P7">SECTION RAPPORT</text:p>
      <text:p text:style-name="P7"/>
      <text:p text:style-name="P7">diagnostic de l’existant</text:p>
      <text:p text:style-name="P7"/>
      <text:p text:style-name="P7">objetif</text:p>
      <text:p text:style-name="P7"/>
      <text:p text:style-name="P7">approndir notre comprehension des processus</text:p>
      <text:p text:style-name="P7">quel sont les problmeqie</text:p>
      <text:p text:style-name="P7">les cause des problemes</text:p>
      <text:p text:style-name="P7"/>
      <text:p text:style-name="P7">quelle ont les tâches</text:p>
      <text:p text:style-name="P7"/>
      <text:p text:style-name="P7">pourquoi etudier lexister</text:p>
      <text:p text:style-name="P7">importance de comprendre ls situation existante du PA/PI</text:p>
      <text:p text:style-name="P7">VISION SYSTÉMIQUE</text:p>
      <text:p text:style-name="P7">VISION HOLISTIQUE</text:p>
      <text:p text:style-name="P7">regarder la solution dans son ensemble</text:p>
      <text:p text:style-name="P7">comprendre lorganisaton. Au processus daffaire</text:p>
      <text:p text:style-name="P7"/>
      <text:p text:style-name="P7">cest le moyen dettudier avec precision.</text:p>
      <text:p text:style-name="P7">Preciser la demande</text:p>
      <text:p text:style-name="P7"/>
      <text:p text:style-name="P7">bien identifier les polbme</text:p>
      <text:p text:style-name="P8"/>
      <text:p text:style-name="P8">Pourquoi</text:p>
      <text:p text:style-name="P8">Définir les objectif a atteindre</text:p>
      <text:p text:style-name="P8"/>
      <text:p text:style-name="P19">trouver des problème et des élément de soltions.</text:p>
      <text:p text:style-name="P8"/>
      <text:p text:style-name="P8">Le chef de projet doit planifier le travail a effectuer</text:p>
      <text:p text:style-name="P8"/>
      <text:p text:style-name="P9">+ 1h46 retour de pause</text:p>
      <text:p text:style-name="P9"/>
      <text:p text:style-name="P9">equipe :</text:p>
      <text:p text:style-name="P9"/>
      <text:p text:style-name="P9">Chef de projet <text:s/>organise lr rencontre</text:p>
      <text:p text:style-name="P9">nalste afffaire, <text:s text:c="3"/></text:p>
      <text:p text:style-name="P9"/>
      <text:p text:style-name="P9">proprietaire du processus <text:s/>– tactiqe**</text:p>
      <text:p text:style-name="P9"/>
      <text:p text:style-name="P9">Eventuelle un expert en changement organisationnel</text:p>
      <text:p text:style-name="P9"/>
      <text:p text:style-name="P20">Gestionnaire et uilisateurs</text:p>
      <text:p text:style-name="P9"/>
      <text:p text:style-name="P10">impact, guide des utilisateurs.</text:p>
      <text:p text:style-name="P10">Gestion du changement sa aide.</text:p>
      <text:p text:style-name="P10"><text:soft-page-break/></text:p>
      <text:p text:style-name="P11">Dimension organiationnel</text:p>
      <text:p text:style-name="P11">acetate 12 1h30</text:p>
      <text:p text:style-name="P11"/>
      <text:p text:style-name="P11"/>
      <text:p text:style-name="P11">attention ne pas écarter les informations qui sembleraient inutile a priori.</text:p>
      <text:p text:style-name="P21"/>
      <text:p text:style-name="P11"/>
      <text:p text:style-name="P11"/>
      <text:p text:style-name="P12">Page 32, 30 + 1h18</text:p>
      <text:p text:style-name="P12">analyse de la valeur ajouté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8:15:06.016333612</meta:creation-date>
    <dc:date>2019-02-12T20:58:30.417073187</dc:date>
    <meta:editing-duration>PT9M49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3" meta:paragraph-count="66" meta:word-count="323" meta:character-count="2066" meta:non-whitespace-character-count="1800"/>
  </office:meta>
</office:document-meta>
</file>